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4" office:value-type="string">
            <text:p>Key</text:p>
          </table:table-cell>
          <table:table-cell table:style-name="ce14" office:value-type="string" table:number-columns-spanned="4" table:number-rows-spanned="1">
            <text:p>Explanation</text:p>
          </table:table-cell>
          <table:covered-table-cell table:number-columns-repeated="3" table:style-name="ce16"/>
          <table:table-cell table:number-columns-repeated="3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5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6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12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Shipyard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Weapon Forge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7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/>
          <table:table-cell office:value-type="string">
            <text:p>You need a corporation to buy up each kind of end product</text:p>
          </table:table-cell>
          <table:table-cell table:number-columns-repeated="7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/>
          <table:table-cell office:value-type="string">
            <text:p>When all is said and done you need more international trade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Hull Plating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Assembly Module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, ITC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1" office:value-type="string">
            <text:p>ITC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office:value-type="string" table:number-columns-spanned="7" table:number-rows-spanned="1">
            <text:p>*The ITC is “Different” because it only exports energy, it doesn't use it internally.</text:p>
          </table:table-cell>
          <table:covered-table-cell table:number-columns-repeated="6" table:style-name="ce3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Power Converter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>
            <text:p>Heavy Water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Ice Refinery (2 Rich Ice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Orbital Ranch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Meat On A Stic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Food Supply (1 Livestock, 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/>
          <table:table-cell office:value-type="string">
            <text:p>Orin Fed can convert anyone else's food into theirs</text:p>
          </table:table-cell>
          <table:table-cell table:number-columns-repeated="7"/>
        </table:table-row>
        <table:table-row table:style-name="ro2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Rich I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/>
          <table:table-cell office:value-type="string" table:number-columns-spanned="4" table:number-rows-spanned="1">
            <text:p>ITC Ore Converter (1 Mineral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ITC Ore Converter (1 Asteroid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ITC Warheads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28">
            <text:p>128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office:value-type="float" office:value="116">
            <text:p>116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Nanoweave Textiles</text:p>
          </table:table-cell>
          <table:table-cell office:value-type="float" office:value="230">
            <text:p>230</text:p>
          </table:table-cell>
          <table:table-cell office:value-type="float" office:value="712">
            <text:p>712</text:p>
          </table:table-cell>
          <table:table-cell office:value-type="float" office:value="95">
            <text:p>95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ITC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PPF Armory (Mass Block, Plank Tubes, Nanoweave Textile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ITC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PPF Armory (Mass Block, ITC Warhead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Food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ITC Orbital Material Hub (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table:number-columns-repeated="16"/>
        </table:table-row>
        <table:table-row table:style-name="ro1">
          <table:table-cell office:value-type="string">
            <text:p>Nanoweave Textiles</text:p>
          </table:table-cell>
          <table:table-cell table:number-columns-repeated="16"/>
        </table:table-row>
        <table:table-row table:style-name="ro2" table:number-rows-repeated="1048474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12:34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1T16:45:51</dc:date>
    <meta:editing-duration>PT5H31M5S</meta:editing-duration>
    <meta:editing-cycles>131</meta:editing-cycles>
    <meta:generator>LibreOffice/3.6$Linux_X86_64 LibreOffice_project/360m1$Build-2</meta:generator>
    <meta:document-statistic meta:table-count="1" meta:cell-count="259" meta:object-count="0"/>
  </office:meta>
</office:document-meta>
</file>